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size="7pt" style:font-size-asian="7pt" style:font-size-complex="7pt"/>
    </style:style>
    <style:style style:name="P3" style:parent-style-name="Normal" style:family="paragraph">
      <style:text-properties fo:font-size="7pt" style:font-size-asian="7pt" style:font-size-complex="7pt"/>
    </style:style>
    <style:style style:name="P4" style:parent-style-name="Normal" style:family="paragraph">
      <style:text-properties fo:font-size="7pt" style:font-size-asian="7pt" style:font-size-complex="7pt"/>
    </style:style>
    <style:style style:name="P5" style:parent-style-name="Normal" style:family="paragraph">
      <style:text-properties fo:font-size="7pt" style:font-size-asian="7pt" style:font-size-complex="7pt"/>
    </style:style>
    <style:style style:name="P6" style:parent-style-name="Normal" style:family="paragraph">
      <style:text-properties fo:font-size="7pt" style:font-size-asian="7pt" style:font-size-complex="7pt"/>
    </style:style>
    <style:style style:name="P7" style:parent-style-name="Normal" style:family="paragraph">
      <style:text-properties fo:font-size="7pt" style:font-size-asian="7pt" style:font-size-complex="7pt"/>
    </style:style>
    <style:style style:name="P8" style:parent-style-name="Normal" style:family="paragraph">
      <style:text-properties fo:font-size="7pt" style:font-size-asian="7pt" style:font-size-complex="7pt"/>
    </style:style>
    <style:style style:name="P9" style:parent-style-name="Normal" style:family="paragraph">
      <style:text-properties fo:font-size="7pt" style:font-size-asian="7pt" style:font-size-complex="7pt"/>
    </style:style>
    <style:style style:name="P10" style:parent-style-name="Normal" style:family="paragraph">
      <style:text-properties fo:font-size="7pt" style:font-size-asian="7pt" style:font-size-complex="7pt"/>
    </style:style>
    <style:style style:name="P11" style:parent-style-name="Normal" style:family="paragraph">
      <style:text-properties fo:font-size="7pt" style:font-size-asian="7pt" style:font-size-complex="7pt"/>
    </style:style>
    <style:style style:name="P12" style:parent-style-name="Normal" style:family="paragraph">
      <style:text-properties fo:font-size="7pt" style:font-size-asian="7pt" style:font-size-complex="7pt"/>
    </style:style>
    <style:style style:name="P13" style:parent-style-name="Normal" style:family="paragraph">
      <style:text-properties fo:color="#FFFFFF" fo:font-size="6pt" style:font-size-asian="6pt" style:font-size-complex="6pt"/>
    </style:style>
    <style:style style:name="P14" style:parent-style-name="Normal" style:family="paragraph">
      <style:text-properties fo:color="#FFFFFF" fo:font-size="6pt" style:font-size-asian="6pt" style:font-size-complex="6pt"/>
    </style:style>
    <style:style style:name="P15" style:parent-style-name="Normal" style:family="paragraph">
      <style:text-properties fo:color="#FFFFFF" fo:font-size="6pt" style:font-size-asian="6pt" style:font-size-complex="6pt"/>
    </style:style>
    <style:style style:name="P16" style:parent-style-name="Normal" style:family="paragraph">
      <style:text-properties fo:color="#FFFFFF" fo:font-size="6pt" style:font-size-asian="6pt" style:font-size-complex="6pt"/>
    </style:style>
    <style:style style:name="P17" style:parent-style-name="Normal" style:family="paragraph">
      <style:text-properties fo:color="#FFFFFF" fo:font-size="6pt" style:font-size-asian="6pt" style:font-size-complex="6pt"/>
    </style:style>
    <style:style style:name="P18" style:parent-style-name="Normal" style:family="paragraph">
      <style:text-properties fo:color="#FFFFFF" fo:font-size="6pt" style:font-size-asian="6pt" style:font-size-complex="6pt"/>
    </style:style>
    <style:style style:name="P19" style:parent-style-name="Normal" style:family="paragraph">
      <style:text-properties fo:color="#FFFFFF" fo:font-size="6pt" style:font-size-asian="6pt" style:font-size-complex="6pt"/>
    </style:style>
    <style:style style:name="P20" style:parent-style-name="Normal" style:family="paragraph">
      <style:text-properties fo:color="#FFFFFF" fo:font-size="6pt" style:font-size-asian="6pt" style:font-size-complex="6pt"/>
    </style:style>
    <style:style style:name="P21" style:parent-style-name="Normal" style:family="paragraph">
      <style:text-properties fo:color="#FFFFFF" fo:font-size="6pt" style:font-size-asian="6pt" style:font-size-complex="6pt"/>
    </style:style>
    <style:style style:name="P22" style:parent-style-name="Normal" style:family="paragraph">
      <style:text-properties fo:color="#FFFFFF" fo:font-size="6pt" style:font-size-asian="6pt" style:font-size-complex="6pt"/>
    </style:style>
    <style:style style:name="P23" style:parent-style-name="Normal" style:family="paragraph">
      <style:text-properties fo:color="#FFFFFF" fo:font-size="6pt" style:font-size-asian="6pt" style:font-size-complex="6pt"/>
    </style:style>
    <style:style style:name="P24" style:parent-style-name="Normal" style:family="paragraph">
      <style:text-properties fo:color="#FFFFFF" fo:font-size="6pt" style:font-size-asian="6pt" style:font-size-complex="6pt"/>
    </style:style>
    <style:style style:name="P25" style:parent-style-name="Normal" style:family="paragraph">
      <style:text-properties fo:color="#FFFFFF" fo:font-size="6pt" style:font-size-asian="6pt" style:font-size-complex="6pt"/>
    </style:style>
    <style:style style:name="P26" style:parent-style-name="Normal" style:family="paragraph">
      <style:paragraph-properties fo:margin-left="0.5in" fo:text-indent="0.5in">
        <style:tab-stops/>
      </style:paragraph-properties>
      <style:text-properties fo:color="#FFFFFF" fo:font-size="6pt" style:font-size-asian="6pt" style:font-size-complex="6pt"/>
    </style:style>
    <style:style style:name="P27" style:parent-style-name="Normal" style:family="paragraph">
      <style:paragraph-properties fo:margin-left="0.5in" fo:text-indent="0.5in">
        <style:tab-stops/>
      </style:paragraph-properties>
      <style:text-properties fo:color="#FFFFFF" fo:font-size="6pt" style:font-size-asian="6pt" style:font-size-complex="6pt"/>
    </style:style>
    <style:style style:name="P28" style:parent-style-name="Normal" style:family="paragraph">
      <style:paragraph-properties fo:margin-left="0.5in" fo:text-indent="0.5in">
        <style:tab-stops/>
      </style:paragraph-properties>
      <style:text-properties fo:color="#FFFFFF" fo:font-size="6pt" style:font-size-asian="6pt" style:font-size-complex="6pt"/>
    </style:style>
    <style:style style:name="P29" style:parent-style-name="Normal" style:family="paragraph">
      <style:paragraph-properties fo:margin-left="0.5in" fo:text-indent="0.5in">
        <style:tab-stops/>
      </style:paragraph-properties>
      <style:text-properties fo:color="#FFFFFF" fo:font-size="6pt" style:font-size-asian="6pt" style:font-size-complex="6pt"/>
    </style:style>
    <style:style style:name="P30" style:parent-style-name="Normal" style:family="paragraph">
      <style:paragraph-properties fo:margin-left="0.5in" fo:text-indent="0.5in">
        <style:tab-stops/>
      </style:paragraph-properties>
      <style:text-properties fo:color="#FFFFFF" fo:font-size="6pt" style:font-size-asian="6pt" style:font-size-complex="6pt"/>
    </style:style>
    <style:style style:name="P31" style:parent-style-name="Normal" style:family="paragraph">
      <style:paragraph-properties fo:text-indent="0.5in"/>
      <style:text-properties fo:color="#FFFFFF" fo:font-size="6pt" style:font-size-asian="6pt" style:font-size-complex="6pt"/>
    </style:style>
    <style:style style:name="P32" style:parent-style-name="Normal" style:family="paragraph">
      <style:text-properties fo:color="#FFFFFF" fo:font-size="6pt" style:font-size-asian="6pt" style:font-size-complex="6pt"/>
    </style:style>
    <style:style style:name="P33" style:parent-style-name="Normal" style:family="paragraph">
      <style:text-properties fo:color="#FFFFFF" fo:font-size="6pt" style:font-size-asian="6pt" style:font-size-complex="6pt"/>
    </style:style>
    <style:style style:name="P34" style:parent-style-name="Normal" style:family="paragraph">
      <style:text-properties fo:color="#FFFFFF" fo:font-size="6pt" style:font-size-asian="6pt" style:font-size-complex="6pt"/>
    </style:style>
    <style:style style:name="P35" style:parent-style-name="Normal" style:family="paragraph">
      <style:paragraph-properties fo:margin-left="0.5in">
        <style:tab-stops/>
      </style:paragraph-properties>
    </style:style>
    <style:style style:name="P36" style:parent-style-name="Normal" style:family="paragraph">
      <style:paragraph-properties fo:text-indent="0.5in"/>
    </style:style>
    <style:style style:name="P37" style:parent-style-name="Normal" style:family="paragraph">
      <style:paragraph-properties fo:margin-left="1in">
        <style:tab-stops/>
      </style:paragraph-properties>
    </style:style>
    <style:style style:name="P38" style:parent-style-name="Normal" style:family="paragraph">
      <style:paragraph-properties fo:margin-left="0.5in" fo:text-indent="0.5in">
        <style:tab-stops/>
      </style:paragraph-properties>
    </style:style>
    <style:style style:name="P39" style:parent-style-name="Normal" style:family="paragraph">
      <style:paragraph-properties fo:margin-left="1in">
        <style:tab-stops/>
      </style:paragraph-properties>
    </style:style>
    <style:style style:name="P40" style:parent-style-name="Normal" style:family="paragraph">
      <style:paragraph-properties fo:margin-left="1in">
        <style:tab-stops/>
      </style:paragraph-properties>
    </style:style>
    <style:style style:name="P41" style:parent-style-name="Normal" style:family="paragraph">
      <style:paragraph-properties fo:margin-left="0.5in">
        <style:tab-stops/>
      </style:paragraph-properties>
    </style:style>
    <style:style style:name="P42" style:parent-style-name="Normal" style:family="paragraph">
      <style:paragraph-properties fo:margin-left="0.5in" fo:text-indent="0.5in">
        <style:tab-stops/>
      </style:paragraph-properties>
    </style:style>
    <style:style style:name="P43" style:parent-style-name="Normal" style:family="paragraph">
      <style:paragraph-properties fo:margin-left="0.5in" fo:text-indent="0.5in">
        <style:tab-stops/>
      </style:paragraph-properties>
    </style:style>
    <style:style style:name="P44" style:parent-style-name="Normal" style:family="paragraph">
      <style:paragraph-properties fo:margin-left="1in">
        <style:tab-stops/>
      </style:paragraph-properties>
    </style:style>
    <style:style style:name="P45" style:parent-style-name="Normal" style:family="paragraph">
      <style:paragraph-properties fo:margin-left="0.5in" fo:text-indent="0.5in">
        <style:tab-stops/>
      </style:paragraph-properties>
    </style:style>
    <style:style style:name="P46" style:parent-style-name="Normal" style:family="paragraph">
      <style:paragraph-properties fo:margin-left="0.5in" fo:text-indent="0.5in">
        <style:tab-stops/>
      </style:paragraph-properties>
    </style:style>
    <style:style style:name="P47" style:parent-style-name="Normal" style:family="paragraph">
      <style:paragraph-properties fo:margin-left="0.5in" fo:text-indent="0.5in">
        <style:tab-stops/>
      </style:paragraph-properties>
    </style:style>
    <style:style style:family="graphic" style:name="a0" style:parent-style-name="Graphics">
      <style:graphic-properties fo:wrap-option="wrap" fo:border="0.00694in solid #000000" fo:padding-top="0.05in" fo:padding-bottom="0.05in" fo:padding-left="0.1in" fo:padding-right="0.1in" fo:background-color="#fbe5d6"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767171" fo:padding-top="0.05in" fo:padding-bottom="0.05in" fo:padding-left="0.1in" fo:padding-right="0.1in" fo:background-color="#767171"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be5d6"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60288" draw:id="id0" draw:style-name="a0" draw:name="Text Box 2" text:anchor-type="paragraph" svg:x="3.44167in" svg:y="-0.55in" svg:width="2.44167in" svg:height="4.06667in" style:rel-width="scale" style:rel-height="scale"><draw:text-box><text:p text:style-name="P2">Algorithm:</text:p><text:p text:style-name="P3">While each row and column of the matrix power</text:p><text:p text:style-name="P4">We check for each antenna the power received from the point</text:p><text:p text:style-name="P5">( after doing the power cartography on the interface)</text:p><text:p text:style-name="P6">And then we compare the one with the highest power is the antenna we decide to chose<text:s/>the one with the more power</text:p><text:p text:style-name="P7">Than we draw the colors on the cartography we do not use the colors the teacher did but we will put<text:s/></text:p><text:p text:style-name="P8">0= blue no handover</text:p><text:p text:style-name="P9">Hand= a number= best place to do handover</text:p><text:p text:style-name="P10">Between 0 and hand will be the difference between the old power and the current power we have got from the antenna we will use that to define how likely it is to do a handover or now</text:p><text:p text:style-name="P11">We draw on mymap[i][j]</text:p><text:p text:style-name="P12">This is a first version of the algorithm while coding we will optimize it more</text:p></draw:text-box><svg:title/><svg:desc/></draw:frame><draw:frame draw:z-index="251659264" draw:id="id1" draw:style-name="a1" draw:name="Text Box 1" text:anchor-type="paragraph" svg:x="-0.25in" svg:y="-0.59167in" svg:width="3.64167in" svg:height="4.375in" style:rel-width="scale" style:rel-height="scale"><draw:text-box><text:p text:style-name="P13">The handover approximative code /</text:p><text:p text:style-name="P14">Function<text:s/>mobilitySimulation() {</text:p><text:p text:style-name="P15">Int oldmobilecell=-1;</text:p><text:p text:style-name="P16">Int currentmobilecell=-1;</text:p><text:p text:style-name="P17">Int oldpower=-1000;</text:p><text:p text:style-name="P18">Int currentpower=-1000;</text:p><text:p text:style-name="P19"><text:s/>For( i in range(areaheight)){</text:p><text:p text:style-name="P20"><text:tab/>For( j in range(areawidth)){</text:p><text:p text:style-name="P21"><text:tab/><text:tab/>For( a in range(nbantenna)){</text:p><text:p text:style-name="P22"><text:tab/><text:tab/><text:tab/>If(power[a][i][j]&gt;<text:s/>currentpower){</text:p><text:p text:style-name="P23"><text:tab/><text:tab/><text:tab/><text:tab/>Currentmobilecell=a;<text:tab/></text:p><text:p text:style-name="P24"><text:tab/><text:tab/><text:tab/><text:tab/>Currentpower= power[a][i][j];<text:tab/><text:s text:c="6"/></text:p><text:p text:style-name="P25"><text:tab/><text:tab/><text:tab/>}</text:p><text:p text:style-name="P26">}</text:p><text:p text:style-name="P27">ColorHandover(oldpower-currentpower);</text:p><text:p text:style-name="P28">If(oldMobilecell != currentmobilecell){</text:p><text:p text:style-name="P29">Colorhandover(hand)</text:p><text:p text:style-name="P30">}</text:p><text:p text:style-name="P31">}</text:p><text:p text:style-name="P32">}</text:p><text:p text:style-name="P33">}</text:p><text:p text:style-name="P34"/></draw:text-box><svg:title/><svg:desc/></draw:frame></text:p>
      <text:p text:style-name="Normal"><draw:frame draw:z-index="251662336" draw:id="id2" draw:style-name="a2" draw:name="Text Box 3" text:anchor-type="paragraph" svg:x="-0.275in" svg:y="3.75417in" svg:width="7.19167in" svg:height="6.28333in" style:rel-width="scale" style:rel-height="scale"><draw:text-box><text:p text:style-name="Normal">Algorithm simulation:</text:p><text:p text:style-name="Normal">Draw a path on the screen and then with get the pixel related to the path<text:s/>in a list</text:p><text:p text:style-name="Normal">While<text:s/>iterating<text:s/><text:s/>through the list of the path pixels<text:s/></text:p><text:p text:style-name="P35">For first point of the path (we<text:s/>do a selection and) we<text:s/>chose the highest signal we receive and draw and arrow to the cell we belong to<text:s/></text:p><text:p text:style-name="P36">If the start button is<text:s/>pressed then<text:s/></text:p><text:p text:style-name="P37">each 10m we go through the path and compare the signal received like in handover ( we can also use a matrix of the handover result of where to do handover ) and draw arrow from where we are to the cell we are attached to</text:p><text:p text:style-name="P38">if the zone has no power( or not normal power) so idle_mode = true<text:s/><text:s/>also<text:s/>draw no arrow</text:p><text:p text:style-name="P39">if<text:s/>after we had no power we have again a power<text:s/>(then it is a reselection)<text:s/>then chose a cell and draw arrow</text:p><text:p text:style-name="P40">wait 1s and then go to second path</text:p><text:p text:style-name="P41">if pause button is pressed then</text:p><text:p text:style-name="P42">we can<text:s/>select whatever we are on call or transferring data, or we are not in communication<text:s/>or we switch off the phone or turn on the phone</text:p><text:p text:style-name="P43">if we are on call we do a handover<text:s/>draw arrow</text:p><text:p text:style-name="P44">else if we are transferring data or we are not in communication then we do reselection<text:s/>draw <text:s text:c="12"/>-------arrow</text:p><text:p text:style-name="P45">else if we are switched on we do a selection chose a cell and draw arrow</text:p><text:p text:style-name="P46">else we are off</text:p><text:p text:style-name="P47">we save the situation for than next point on the path</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ssilva BOUTIAB</meta:initial-creator>
    <dc:creator>Massilva BOUTIAB</dc:creator>
    <meta:creation-date>2022-05-28T08:40:00Z</meta:creation-date>
    <dc:date>2022-05-28T19:03:00Z</dc:date>
    <meta:template xlink:href="Normal" xlink:type="simple"/>
    <meta:editing-cycles>4</meta:editing-cycles>
    <meta:editing-duration>PT0S</meta:editing-duration>
    <meta:document-statistic meta:page-count="1" meta:paragraph-count="1" meta:word-count="0" meta:character-count="4" meta:row-count="1" meta:non-whitespace-character-count="4"/>
  </office:meta>
</office:document-meta>
</file>